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99cm" fo:text-align="justify" style:justify-single-word="false"/>
    </style:style>
    <style:style style:name="P3" style:family="paragraph" style:parent-style-name="Preformatted_20_Text">
      <style:paragraph-properties fo:margin-top="0cm" fo:margin-bottom="0.499cm" fo:background-color="#cccccc">
        <style:background-image/>
      </style:paragraph-properties>
    </style:style>
    <style:style style:name="P4" style:family="paragraph" style:parent-style-name="Standard">
      <style:paragraph-properties fo:text-align="justify" style:justify-single-word="false" fo:background-color="#ffffff">
        <style:background-image/>
      </style:paragraph-properties>
    </style:style>
    <style:style style:name="P5" style:family="paragraph" style:parent-style-name="Preformatted_20_Text">
      <style:paragraph-properties fo:background-color="#ffffff">
        <style:background-image/>
      </style:paragraph-properties>
    </style:style>
    <style:style style:name="P6" style:family="paragraph" style:parent-style-name="Preformatted_20_Text">
      <style:paragraph-properties fo:text-align="justify" style:justify-single-word="false"/>
    </style:style>
    <style:style style:name="P7" style:family="paragraph" style:parent-style-name="Preformatted_20_Text">
      <style:paragraph-properties fo:background-color="#cccccc">
        <style:background-image/>
      </style:paragraph-properties>
    </style:style>
    <style:style style:name="P8" style:family="paragraph" style:parent-style-name="Preformatted_20_Text">
      <style:paragraph-properties fo:text-align="justify" style:justify-single-word="false" fo:background-color="#cccccc">
        <style:background-image/>
      </style:paragraph-properties>
    </style:style>
    <style:style style:name="P9" style:family="paragraph" style:parent-style-name="Preformatted_20_Text">
      <style:paragraph-properties fo:background-color="#cccccc">
        <style:tab-stops/>
        <style:background-image/>
      </style:paragraph-properties>
    </style:style>
    <style:style style:name="P10" style:family="paragraph" style:parent-style-name="Heading_20_1">
      <style:paragraph-properties fo:text-align="center" style:justify-single-word="false"/>
    </style:style>
    <style:style style:name="P11" style:family="paragraph" style:parent-style-name="Preformatted_20_Text">
      <style:paragraph-properties fo:background-color="#cccccc">
        <style:tab-stops/>
        <style:background-image/>
      </style:paragraph-properties>
      <style:text-properties fo:color="#555555"/>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paragraph-properties fo:text-align="justify" style:justify-single-word="false"/>
    </style:style>
    <style:style style:name="P15" style:family="paragraph" style:parent-style-name="Standard" style:list-style-name="L3"/>
    <style:style style:name="P16" style:family="paragraph" style:parent-style-name="Standard" style:list-style-name="L4"/>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10" text:outline-level="1">Arrowhead Authorization Core Service 4.1.3 ­ Release Notes</text:h>
      <text:h text:style-name="P10"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Authorization Core Service 4.1.3 and shows the key differences between the new interface and the old one.</text:p>
      <text:h text:style-name="Heading_20_2" text:outline-level="2">Client Services </text:h>
      <text:p text:style-name="Standard">These services can be used by providers and consumers of the Arrowhead Cloud.</text:p>
      <text:p text:style-name="Standard"/>
      <text:p text:style-name="Standard"><text:span text:style-name="T3">Uri</text:span>: /authorization/echo </text:p>
      <text:p text:style-name="Standard"><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authorization/mgmt</text:p>
      <text:p text:style-name="P1">It was only available for system operator of the local cloud.</text:p>
      <text:p text:style-name="Standard"/>
      <text:p text:style-name="Standard"><text:span text:style-name="T3">Uri</text:span>: /authorization/publickey </text:p>
      <text:p text:style-name="Standard"><text:span text:style-name="T3">Type</text:span>: GET</text:p>
      <text:p text:style-name="Standard"/>
      <text:p text:style-name="P1">Returns the public key of the Authorization core service as a (Base64 encoded) text. This service is necessary for providers if they want to utilize the token based security.</text:p>
      <text:p text:style-name="P1"/>
      <text:p text:style-name="P1"><text:span text:style-name="T4">4.1.2 version</text:span>: GET /authorization/mgmt/publickey</text:p>
      <text:p text:style-name="P1">It was only available for system operator of the local cloud.</text:p>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authorization/mgmt/intracloud </text:p>
      <text:p text:style-name="Standard"><text:span text:style-name="T3">Type</text:span>: GET</text:p>
      <text:p text:style-name="Standard"><text:span text:style-name="T3">Query params</text:span>: </text:p>
      <text:list xml:id="list945971279060355628" text:style-name="L1">
        <text:list-item>
          <text:p text:style-name="P12"><text:span text:style-name="T4">page</text:span> – zero-based page index (optional),</text:p>
        </text:list-item>
        <text:list-item>
          <text:p text:style-name="P12"><text:span text:style-name="T4">item_per_page</text:span> – maximum number of items returned (optional),</text:p>
        </text:list-item>
        <text:list-item>
          <text:p text:style-name="P12"><text:span text:style-name="T4">sort_field</text:span> – sort field (optional, default: id, possible values: id, createdAt, updatedAt),</text:p>
        </text:list-item>
        <text:list-item>
          <text:p text:style-name="P12"><text:span text:style-name="T4">direction</text:span> – direction of sorting (optional, default: ASC, possible values: ASC or DESC)</text:p>
        </text:list-item>
      </text:list>
      <text:p text:style-name="P1"><text:soft-page-break/>Returns a page of intra-cloud related authorization records. If page and item_per_page are not defined, returns all records. </text:p>
      <text:p text:style-name="P1"/>
      <text:p text:style-name="P1">Returned JSON structure:</text:p>
      <text:p text:style-name="P6"/>
      <text:p text:style-name="P7">{</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onsumerSystem"</text:span>:<text:span text:style-name="T1"> </text:span>{</text:p>
      <text:p text:style-name="P7"><text:span text:style-name="T1"><text:s text:c="8"/>"id"</text:span>:<text:span text:style-name="T1"> </text:span><text:span text:style-name="T2">0</text:span>,</text:p>
      <text:p text:style-name="P7"><text:span text:style-name="T1"><text:s text:c="4"/></text:span><text:span text:style-name="T1"><text:s text:c="4"/>"systemName": "string",</text:span></text:p>
      <text:p text:style-name="P7"><text:span text:style-name="T1"><text:s text:c="8"/>"address"</text:span>:<text:span text:style-name="T1"> "string"</text:span>,</text:p>
      <text:p text:style-name="P7"><text:span text:style-name="T1"><text:s text:c="8"/>"port": </text:span><text:span text:style-name="T2">0</text:span><text:span text:style-name="T1">,</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systemName"</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System"</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pan text:style-name="T1"><text:s text:c="6"/>"createdAt"</text:span>:<text:span text:style-name="T1"> "string"</text:span>,</text:p>
      <text:p text:style-name="P7"><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Authorization is a little stricter than before: the access now depends on specific interfaces besides provider and service.</text:p>
      <text:p text:style-name="P1"/>
      <text:p text:style-name="P1"><text:span text:style-name="T4">4.1.2 version</text:span>: GET /authorization/mgmt/intracloud</text:p>
      <text:p text:style-name="P1">This version always returned all records in an array of JSON objects. The objects did not contain any time information. Access didn't depend on interface.</text:p>
      <text:p text:style-name="P1"/>
      <text:p text:style-name="Standard"><text:span text:style-name="T3">Uri</text:span>: /authorization/mgmt/intracloud </text:p>
      <text:p text:style-name="Standard"><text:span text:style-name="T3">Type</text:span>: POST</text:p>
      <text:p text:style-name="Standard"/>
      <text:p text:style-name="P1">Creates intra-cloud authorization records and returns the newly created records.</text:p>
      <text:p text:style-name="P1"><text:soft-page-break/></text:p>
      <text:p text:style-name="P1">Input JSON structure:</text:p>
      <text:p text:style-name="P1"/>
      <text:p text:style-name="P7">{</text:p>
      <text:p text:style-name="P7"><text:span text:style-name="T1"><text:s text:c="2"/>"consumerId"</text:span>:<text:span text:style-name="T1"> </text:span><text:span text:style-name="T2">0</text:span>,</text:p>
      <text:p text:style-name="P7"><text:span text:style-name="T1"><text:s text:c="2"/>"providerIds"</text:span>:<text:span text:style-name="T1"> </text:span>[</text:p>
      <text:p text:style-name="P7"><text:span text:style-name="T1"><text:s text:c="4"/></text:span><text:span text:style-name="T2">0</text:span></text:p>
      <text:p text:style-name="P7"><text:span text:style-name="T1"><text:s text:c="2"/></text:span>],</text:p>
      <text:p text:style-name="P7"><text:span text:style-name="T1"><text:s text:c="2"/>"interfaceIds"</text:span>:<text:span text:style-name="T1"> </text:span>[</text:p>
      <text:p text:style-name="P7"><text:span text:style-name="T1"><text:s text:c="4"/></text:span><text:span text:style-name="T2">0</text:span></text:p>
      <text:p text:style-name="P7"><text:span text:style-name="T1"><text:s text:c="2"/></text:span>],</text:p>
      <text:p text:style-name="P7"><text:span text:style-name="T1"><text:s text:c="2"/>"serviceDefinitionIds"</text:span>:<text:span text:style-name="T1"> </text:span>[</text:p>
      <text:p text:style-name="P7"><text:span text:style-name="T1"><text:s text:c="4"/></text:span><text:span text:style-name="T2">0</text:span></text:p>
      <text:p text:style-name="P7"><text:span text:style-name="T1"><text:s text:c="2"/></text:span>]</text:p>
      <text:p text:style-name="P3">}</text:p>
      <text:p text:style-name="P1">This is a very general stucture, however only two possible combinations are allowed:</text:p>
      <text:list xml:id="list2094698443703924061" text:style-name="L2">
        <text:list-item>
          <text:p text:style-name="P14">one provider id, one interface id with multiple service definition ids, and</text:p>
        </text:list-item>
        <text:list-item>
          <text:p text:style-name="P14">multiple provider ids, multiple interface ids with one service definition id.</text:p>
          <text:p text:style-name="P13"/>
        </text:list-item>
      </text:list>
      <text:p text:style-name="P1">Returned JSON structure:</text:p>
      <text:p text:style-name="Standard"/>
      <text:p text:style-name="P7">{</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onsumerSystem"</text:span>:<text:span text:style-name="T1"> </text:span>{</text:p>
      <text:p text:style-name="P7"><text:span text:style-name="T1"><text:s text:c="8"/>"id"</text:span>:<text:span text:style-name="T1"> </text:span><text:span text:style-name="T2">0</text:span>,</text:p>
      <text:p text:style-name="P7"><text:span text:style-name="T1"><text:s text:c="4"/></text:span><text:span text:style-name="T1"><text:s text:c="4"/>"systemName": "string",</text:span></text:p>
      <text:p text:style-name="P7"><text:span text:style-name="T1"><text:s text:c="8"/>"address"</text:span>:<text:span text:style-name="T1"> "string"</text:span>,</text:p>
      <text:p text:style-name="P7"><text:span text:style-name="T1"><text:s text:c="8"/>"port": </text:span><text:span text:style-name="T2">0</text:span><text:span text:style-name="T1">,</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systemName"</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System"</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pan text:style-name="T1"><text:s text:c="6"/>"createdAt"</text:span>:<text:span text:style-name="T1"> "string"</text:span>,</text:p>
      <text:p text:style-name="P7"><text:soft-page-break/><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text:span text:style-name="T4">4.1.2 version</text:span>: POST /authorization/mgmt/intracloud</text:p>
      <text:p text:style-name="P1">This version required whole JSON objects as consumer, provider and service instead of ids and don't use interface restrictions.</text:p>
      <text:p text:style-name="P1"/>
      <text:p text:style-name="Standard"><text:span text:style-name="T3">Uri</text:span>: /authorization/mgmt/intracloud/{id} </text:p>
      <text:p text:style-name="Standard"><text:span text:style-name="T3">Type</text:span>: GET</text:p>
      <text:p text:style-name="Standard"/>
      <text:p text:style-name="P1">Returns the intra-cloud related authorization record specified by the id path parameter.</text:p>
      <text:p text:style-name="P1"/>
      <text:p text:style-name="P1">Returned JSON structure: </text:p>
      <text:p text:style-name="P1"/>
      <text:p text:style-name="P8">{</text:p>
      <text:p text:style-name="P9"><text:span text:style-name="T1"><text:s text:c="2"/>"id"</text:span>:<text:span text:style-name="T1"> </text:span><text:span text:style-name="T2">0</text:span>,</text:p>
      <text:p text:style-name="P9"><text:span text:style-name="T1"><text:s text:c="2"/>"consumerSystem"</text:span>:<text:span text:style-name="T1"> </text:span>{</text:p>
      <text:p text:style-name="P9"><text:span text:style-name="T1"><text:s text:c="4"/>"id"</text:span>:<text:span text:style-name="T1"> </text:span><text:span text:style-name="T2">0</text:span>,</text:p>
      <text:p text:style-name="P11"><text:s text:c="4"/>"systemName": "string",</text:p>
      <text:p text:style-name="P9"><text:span text:style-name="T1"><text:s text:c="4"/>"address"</text:span>:<text:span text:style-name="T1"> "string"</text:span>,</text:p>
      <text:p text:style-name="P9"><text:span text:style-name="T1"><text:s text:c="4"/>"port": </text:span><text:span text:style-name="T2">0</text:span><text:span text:style-name="T1">,</text:span></text:p>
      <text:p text:style-name="P9"><text:span text:style-name="T1"><text:s text:c="4"/>"authenticationInfo"</text:span>:<text:span text:style-name="T1"> "string"</text:span>,</text:p>
      <text:p text:style-name="P9"><text:span text:style-name="T1"><text:s text:c="4"/>"createdAt"</text:span>:<text:span text:style-name="T1"> "string"</text:span>,</text:p>
      <text:p text:style-name="P9"><text:span text:style-name="T1"><text:s text:c="4"/>"systemName"</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providerSystem"</text:span>:<text:span text:style-name="T1"> </text:span>{</text:p>
      <text:p text:style-name="P9"><text:span text:style-name="T1"><text:s text:c="4"/>"id"</text:span>:<text:span text:style-name="T1"> </text:span><text:span text:style-name="T2">0</text:span>,</text:p>
      <text:p text:style-name="P9"><text:span text:style-name="T1"><text:s text:c="4"/>"systemName"</text:span>:<text:span text:style-name="T1"> "string"</text:span>,</text:p>
      <text:p text:style-name="P9"><text:span text:style-name="T1"><text:s text:c="4"/>"address"</text:span>:<text:span text:style-name="T1"> "string"</text:span>,</text:p>
      <text:p text:style-name="P9"><text:span text:style-name="T1"><text:s text:c="4"/>"port"</text:span>:<text:span text:style-name="T1"> </text:span><text:span text:style-name="T2">0</text:span>,</text:p>
      <text:p text:style-name="P9"><text:span text:style-name="T1"><text:s text:c="4"/>"authenticationInfo"</text:span>:<text:span text:style-name="T1"> "string"</text:span>,</text:p>
      <text:p text:style-name="P9"><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serviceDefinition"</text:span>:<text:span text:style-name="T1"> </text:span>{</text:p>
      <text:p text:style-name="P9"><text:span text:style-name="T1"><text:s text:c="4"/>"id"</text:span>:<text:span text:style-name="T1"> </text:span><text:span text:style-name="T2">0</text:span>,</text:p>
      <text:p text:style-name="P9"><text:span text:style-name="T1"><text:s text:c="4"/>"serviceDefinition"</text:span>:<text:span text:style-name="T1"> "string"</text:span>,</text:p>
      <text:p text:style-name="P9"><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interfaces"</text:span>:<text:span text:style-name="T1"> </text:span>[</text:p>
      <text:p text:style-name="P9"><text:span text:style-name="T1"><text:s text:c="4"/></text:span>{</text:p>
      <text:p text:style-name="P9"><text:span text:style-name="T1"><text:s text:c="6"/>"id"</text:span>:<text:span text:style-name="T1"> </text:span><text:span text:style-name="T2">0</text:span>,</text:p>
      <text:p text:style-name="P9"><text:span text:style-name="T1"><text:s text:c="6"/>"interfaceName"</text:span>:<text:span text:style-name="T1"> "string"</text:span>,</text:p>
      <text:p text:style-name="P9"><text:span text:style-name="T1"><text:s text:c="6"/>"createdAt"</text:span>:<text:span text:style-name="T1"> "string"</text:span>,</text:p>
      <text:p text:style-name="P9"><text:span text:style-name="T1"><text:s text:c="6"/>"updatedAt"</text:span>:<text:span text:style-name="T1"> "string"</text:span></text:p>
      <text:p text:style-name="P9"><text:span text:style-name="T1"><text:s text:c="4"/></text:span>}</text:p>
      <text:p text:style-name="P9"><text:span text:style-name="T1"><text:s text:c="2"/></text:span>],</text:p>
      <text:p text:style-name="P9"><text:span text:style-name="T1"><text:s text:c="2"/>"createdAt"</text:span>:<text:span text:style-name="T1"> "string"</text:span>,</text:p>
      <text:p text:style-name="P9"><text:span text:style-name="T1"><text:s text:c="2"/>"updatedAt"</text:span>:<text:span text:style-name="T1"> "string"</text:span></text:p>
      <text:p text:style-name="P7">}</text:p>
      <text:p text:style-name="P5"/>
      <text:p text:style-name="P4"><text:span text:style-name="T4">4.1.2 version</text:span>: GET /authorization/mgmt/intracloud/{id}</text:p>
      <text:p text:style-name="P1">The returned structure did not contain time information and interface restrictions.</text:p>
      <text:p text:style-name="P1"/>
      <text:p text:style-name="Standard"><text:span text:style-name="T3">Uri</text:span>: /authorization/mgmt/intracloud/{id} </text:p>
      <text:p text:style-name="Standard"><text:span text:style-name="T3">Type</text:span>: DELETE</text:p>
      <text:p text:style-name="Standard"><text:soft-page-break/></text:p>
      <text:p text:style-name="P1">Removes the intra-cloud related authorization record specified by the id path parameter.</text:p>
      <text:p text:style-name="P1"/>
      <text:p text:style-name="P1"><text:span text:style-name="T4">4.1.2 version</text:span>: DELETE /authorization/mgmt/intracloud/{id}</text:p>
      <text:p text:style-name="P1">Basically is the same than the new version.</text:p>
      <text:p text:style-name="P1"/>
      <text:p text:style-name="Standard"><text:span text:style-name="T3">Uri</text:span>: /authorization/mgmt/intercloud </text:p>
      <text:p text:style-name="Standard"><text:span text:style-name="T3">Type</text:span>: GET</text:p>
      <text:p text:style-name="Standard"><text:span text:style-name="T3">Query params</text:span>: </text:p>
      <text:list xml:id="list2246891121268871324" text:style-name="L3">
        <text:list-item>
          <text:p text:style-name="P15"><text:span text:style-name="T4">page</text:span> – zero-based page index (optional),</text:p>
        </text:list-item>
        <text:list-item>
          <text:p text:style-name="P15"><text:span text:style-name="T4">item_per_page</text:span> – maximum number of items returned (optional),</text:p>
        </text:list-item>
        <text:list-item>
          <text:p text:style-name="P15"><text:span text:style-name="T4">sort_field</text:span> – sort field (optional, default: id, possible values: id, createdAt, updatedAt),</text:p>
        </text:list-item>
        <text:list-item>
          <text:p text:style-name="P15"><text:span text:style-name="T4">direction</text:span> – direction of sorting (optional, default: ASC, possible values: ASC or DESC)</text:p>
          <text:p text:style-name="P15"/>
        </text:list-item>
      </text:list>
      <text:p text:style-name="P1">Returns a page of inter-cloud related authorization records. If page and item_per_page are not defined, returns all records. </text:p>
      <text:p text:style-name="P1">Returned JSON structure:</text:p>
      <text:p text:style-name="P1"/>
      <text:p text:style-name="P7">{</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loud"</text:span>:<text:span text:style-name="T1"> </text:span>{</text:p>
      <text:p text:style-name="P7"><text:span text:style-name="T1"><text:s text:c="8"/>"id"</text:span>:<text:span text:style-name="T1"> </text:span><text:span text:style-name="T2">0</text:span>,</text:p>
      <text:p text:style-name="P7"><text:span text:style-name="T1"><text:s text:c="8"/>"operator"</text:span>:<text:span text:style-name="T1"> "string"</text:span>,</text:p>
      <text:p text:style-name="P7"><text:span text:style-name="T1"><text:s text:c="8"/>"name"</text:span>:<text:span text:style-name="T1"> "string"</text:span>,</text:p>
      <text:p text:style-name="P7"><text:span text:style-name="T1"><text:s text:c="8"/>"authenticationInfo"</text:span>:<text:span text:style-name="T1"> "string"</text:span>,</text:p>
      <text:p text:style-name="P7"><text:span text:style-name="T1"><text:s text:c="8"/>"secure"</text:span>:<text:span text:style-name="T1"> </text:span>true,</text:p>
      <text:p text:style-name="P7"><text:span text:style-name="T1"><text:s text:c="8"/>"neighbor"</text:span>:<text:span text:style-name="T1"> </text:span>true,</text:p>
      <text:p text:style-name="P7"><text:span text:style-name="T1"><text:s text:c="8"/>"ownCloud"</text:span>:<text:span text:style-name="T1"> </text:span>true,</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oft-page-break/><text:span text:style-name="T1"><text:s text:c="6"/>"createdAt"</text:span>:<text:span text:style-name="T1"> "string"</text:span>,</text:p>
      <text:p text:style-name="P7"><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Authorization is stricter than before: the access now depends on specific provider and interfaces besides service.</text:p>
      <text:p text:style-name="P1"/>
      <text:p text:style-name="P1"><text:span text:style-name="T4">4.1.2 version</text:span>: GET /authorization/mgmt/intercloud</text:p>
      <text:p text:style-name="P1">This version always returned all records in an array of JSON objects. The objects did not contain any time information. Access didn't depend on provider and interface.</text:p>
      <text:p text:style-name="P1"/>
      <text:p text:style-name="Standard"><text:span text:style-name="T3">Uri</text:span>: /authorization/mgmt/intercloud </text:p>
      <text:p text:style-name="Standard"><text:span text:style-name="T3">Type</text:span>: POST</text:p>
      <text:p text:style-name="Standard"/>
      <text:p text:style-name="P1">Creates inter-cloud authorization records and returns the newly created records.</text:p>
      <text:p text:style-name="P1"/>
      <text:p text:style-name="P1">Input JSON structure:</text:p>
      <text:p text:style-name="P1"/>
      <text:p text:style-name="P7">{</text:p>
      <text:p text:style-name="P7"><text:span text:style-name="T1"><text:s text:c="2"/>"cloudId"</text:span>:<text:span text:style-name="T1"> </text:span><text:span text:style-name="T2">0</text:span>,</text:p>
      <text:p text:style-name="P7"><text:span text:style-name="T1"><text:s text:c="2"/>"providerIdList"</text:span>:<text:span text:style-name="T1"> </text:span>[</text:p>
      <text:p text:style-name="P7"><text:span text:style-name="T1"><text:s text:c="4"/></text:span><text:span text:style-name="T2">0</text:span></text:p>
      <text:p text:style-name="P7"><text:span text:style-name="T1"><text:s text:c="2"/></text:span>],</text:p>
      <text:p text:style-name="P7"><text:span text:style-name="T1"><text:s text:c="2"/>"interfaceIdList"</text:span>:<text:span text:style-name="T1"> </text:span>[</text:p>
      <text:p text:style-name="P7"><text:span text:style-name="T1"><text:s text:c="4"/></text:span><text:span text:style-name="T2">0</text:span></text:p>
      <text:p text:style-name="P7"><text:span text:style-name="T1"><text:s text:c="2"/></text:span>],</text:p>
      <text:p text:style-name="P7"><text:span text:style-name="T1"><text:s text:c="2"/>"serviceDefinitionIdList"</text:span>:<text:span text:style-name="T1"> </text:span>[</text:p>
      <text:p text:style-name="P7"><text:span text:style-name="T1"><text:s text:c="4"/></text:span><text:span text:style-name="T2">0</text:span></text:p>
      <text:p text:style-name="P7"><text:span text:style-name="T1"><text:s text:c="2"/></text:span>]</text:p>
      <text:p text:style-name="P3">}</text:p>
      <text:p text:style-name="P1">This is a very general stucture, however only two possible combinations are allowed:</text:p>
      <text:p text:style-name="P1">one provider id, one interface id with multiple service definition ids, and</text:p>
      <text:p text:style-name="P1">multiple provider ids, multiple interface ids with one service definition id.</text:p>
      <text:p text:style-name="P1"/>
      <text:p text:style-name="P1">Returned JSON structure:</text:p>
      <text:p text:style-name="P1"/>
      <text:p text:style-name="P8">{</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id"</text:span>:<text:span text:style-name="T1"> </text:span><text:span text:style-name="T2">0</text:span>,</text:p>
      <text:p text:style-name="P7"><text:span text:style-name="T1"><text:s text:c="6"/>"cloud"</text:span>:<text:span text:style-name="T1"> </text:span>{</text:p>
      <text:p text:style-name="P7"><text:span text:style-name="T1"><text:s text:c="8"/>"id"</text:span>:<text:span text:style-name="T1"> </text:span><text:span text:style-name="T2">0</text:span>,</text:p>
      <text:p text:style-name="P7"><text:span text:style-name="T1"><text:s text:c="8"/>"operator"</text:span>:<text:span text:style-name="T1"> "string"</text:span>,</text:p>
      <text:p text:style-name="P7"><text:span text:style-name="T1"><text:s text:c="8"/>"name"</text:span>:<text:span text:style-name="T1"> "string"</text:span>,</text:p>
      <text:p text:style-name="P7"><text:span text:style-name="T1"><text:s text:c="8"/>"authenticationInfo"</text:span>:<text:span text:style-name="T1"> "string"</text:span>,</text:p>
      <text:p text:style-name="P7"><text:span text:style-name="T1"><text:s text:c="8"/>"secure"</text:span>:<text:span text:style-name="T1"> </text:span>true,</text:p>
      <text:p text:style-name="P7"><text:span text:style-name="T1"><text:s text:c="8"/>"neighbor"</text:span>:<text:span text:style-name="T1"> </text:span>true,</text:p>
      <text:p text:style-name="P7"><text:span text:style-name="T1"><text:s text:c="8"/>"ownCloud"</text:span>:<text:span text:style-name="T1"> </text:span>true,</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provider"</text:span>:<text:span text:style-name="T1"> </text:span>{</text:p>
      <text:p text:style-name="P7"><text:span text:style-name="T1"><text:s text:c="8"/>"id"</text:span>:<text:span text:style-name="T1"> </text:span><text:span text:style-name="T2">0</text:span>,</text:p>
      <text:p text:style-name="P7"><text:span text:style-name="T1"><text:s text:c="8"/>"systemName"</text:span>:<text:span text:style-name="T1"> "string"</text:span>,</text:p>
      <text:p text:style-name="P7"><text:span text:style-name="T1"><text:s text:c="8"/>"address"</text:span>:<text:span text:style-name="T1"> "string"</text:span>,</text:p>
      <text:p text:style-name="P7"><text:soft-page-break/><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serviceDefinition"</text:span>:<text:span text:style-name="T1"> </text:span>{</text:p>
      <text:p text:style-name="P7"><text:span text:style-name="T1"><text:s text:c="8"/>"id"</text:span>:<text:span text:style-name="T1"> </text:span><text:span text:style-name="T2">0</text:span>,</text:p>
      <text:p text:style-name="P7"><text:span text:style-name="T1"><text:s text:c="8"/>"serviceDefinition"</text:span>:<text:span text:style-name="T1"> "string"</text:span>,</text:p>
      <text:p text:style-name="P7"><text:span text:style-name="T1"><text:s text:c="8"/>"createdAt"</text:span>:<text:span text:style-name="T1"> "string"</text:span>,</text:p>
      <text:p text:style-name="P7"><text:span text:style-name="T1"><text:s text:c="8"/>"updatedAt"</text:span>:<text:span text:style-name="T1"> "string"</text:span></text:p>
      <text:p text:style-name="P7"><text:span text:style-name="T1"><text:s text:c="6"/></text:span>},</text:p>
      <text:p text:style-name="P7"><text:span text:style-name="T1"><text:s text:c="6"/>"interfaces"</text:span>:<text:span text:style-name="T1"> </text:span>[</text:p>
      <text:p text:style-name="P7"><text:span text:style-name="T1"><text:s text:c="8"/></text:span>{</text:p>
      <text:p text:style-name="P7"><text:span text:style-name="T1"><text:s text:c="10"/>"id"</text:span>:<text:span text:style-name="T1"> </text:span><text:span text:style-name="T2">0</text:span>,</text:p>
      <text:p text:style-name="P7"><text:span text:style-name="T1"><text:s text:c="10"/>"interfaceName"</text:span>:<text:span text:style-name="T1"> "string"</text:span>,</text:p>
      <text:p text:style-name="P7"><text:span text:style-name="T1"><text:s text:c="10"/>"createdAt"</text:span>:<text:span text:style-name="T1"> "string"</text:span>,</text:p>
      <text:p text:style-name="P7"><text:span text:style-name="T1"><text:s text:c="10"/>"updatedAt"</text:span>:<text:span text:style-name="T1"> "string"</text:span></text:p>
      <text:p text:style-name="P7"><text:span text:style-name="T1"><text:s text:c="8"/></text:span>}</text:p>
      <text:p text:style-name="P7"><text:span text:style-name="T1"><text:s text:c="6"/></text:span>],</text:p>
      <text:p text:style-name="P7"><text:span text:style-name="T1"><text:s text:c="6"/>"createdAt"</text:span>:<text:span text:style-name="T1"> "string"</text:span>,</text:p>
      <text:p text:style-name="P7"><text:span text:style-name="T1"><text:s text:c="6"/>"updatedAt"</text:span>:<text:span text:style-name="T1"> "string"</text:span></text:p>
      <text:p text:style-name="P7"><text:span text:style-name="T1"><text:s text:c="4"/></text:span>}</text:p>
      <text:p text:style-name="P7"><text:span text:style-name="T1"><text:s text:c="2"/></text:span>]</text:p>
      <text:p text:style-name="P3">}</text:p>
      <text:p text:style-name="P1"><text:span text:style-name="T4">4.1.2 version</text:span>: POST /authorization/mgmt/intercloud</text:p>
      <text:p text:style-name="P2">This version required whole JSON objects as consumer cloud and service instead of ids and don't use provider and interface restrictions.</text:p>
      <text:p text:style-name="P1"><text:span text:style-name="T3">Uri</text:span>: /authorization/mgmt/intercloud/{id} </text:p>
      <text:p text:style-name="Standard"><text:span text:style-name="T3">Type</text:span>: GET</text:p>
      <text:p text:style-name="Standard"/>
      <text:p text:style-name="P1">Returns the inter-cloud related authorization record specified by the id path parameter.</text:p>
      <text:p text:style-name="P1"/>
      <text:p text:style-name="P1">Returned JSON structure: </text:p>
      <text:p text:style-name="P1"/>
      <text:p text:style-name="P8">{</text:p>
      <text:p text:style-name="P9"><text:span text:style-name="T1"><text:s text:c="2"/>"id"</text:span>:<text:span text:style-name="T1"> </text:span><text:span text:style-name="T2">0</text:span>,</text:p>
      <text:p text:style-name="P7"><text:span text:style-name="T1"><text:s text:c="2"/>"cloud"</text:span>:<text:span text:style-name="T1"> </text:span>{</text:p>
      <text:p text:style-name="P7"><text:span text:style-name="T1"><text:s text:c="4"/>"id"</text:span>:<text:span text:style-name="T1"> </text:span><text:span text:style-name="T2">0</text:span>,</text:p>
      <text:p text:style-name="P7"><text:span text:style-name="T1"><text:s text:c="4"/>"operator"</text:span>:<text:span text:style-name="T1"> "string"</text:span>,</text:p>
      <text:p text:style-name="P7"><text:span text:style-name="T1"><text:s text:c="4"/>"name"</text:span>:<text:span text:style-name="T1"> "string"</text:span>,</text:p>
      <text:p text:style-name="P7"><text:span text:style-name="T1"><text:s text:c="4"/>"authenticationInfo"</text:span>:<text:span text:style-name="T1"> "string"</text:span>,</text:p>
      <text:p text:style-name="P7"><text:span text:style-name="T1"><text:s text:c="4"/>"secure"</text:span>:<text:span text:style-name="T1"> </text:span>true,</text:p>
      <text:p text:style-name="P7"><text:span text:style-name="T1"><text:s text:c="4"/>"neighbor"</text:span>:<text:span text:style-name="T1"> </text:span>true,</text:p>
      <text:p text:style-name="P7"><text:span text:style-name="T1"><text:s text:c="4"/>"ownCloud"</text:span>:<text:span text:style-name="T1"> </text:span>true,</text:p>
      <text:p text:style-name="P7"><text:span text:style-name="T1"><text:s text:c="4"/>"createdAt"</text:span>:<text:span text:style-name="T1"> "string"</text:span>,</text:p>
      <text:p text:style-name="P7"><text:span text:style-name="T1"><text:s text:c="4"/>"updatedAt"</text:span>:<text:span text:style-name="T1"> "string"</text:span></text:p>
      <text:p text:style-name="P9"><text:span text:style-name="T1"><text:s text:c="2"/></text:span>},</text:p>
      <text:p text:style-name="P9"><text:span text:style-name="T1"><text:s text:c="2"/>"provider"</text:span>:<text:span text:style-name="T1"> </text:span>{</text:p>
      <text:p text:style-name="P9"><text:span text:style-name="T1"><text:s text:c="4"/>"id"</text:span>:<text:span text:style-name="T1"> </text:span><text:span text:style-name="T2">0</text:span>,</text:p>
      <text:p text:style-name="P9"><text:span text:style-name="T1"><text:s text:c="4"/>"systemName"</text:span>:<text:span text:style-name="T1"> "string"</text:span>,</text:p>
      <text:p text:style-name="P9"><text:span text:style-name="T1"><text:s text:c="4"/>"address"</text:span>:<text:span text:style-name="T1"> "string"</text:span>,</text:p>
      <text:p text:style-name="P9"><text:span text:style-name="T1"><text:s text:c="4"/>"port"</text:span>:<text:span text:style-name="T1"> </text:span><text:span text:style-name="T2">0</text:span>,</text:p>
      <text:p text:style-name="P9"><text:span text:style-name="T1"><text:s text:c="4"/>"authenticationInfo"</text:span>:<text:span text:style-name="T1"> "string"</text:span>,</text:p>
      <text:p text:style-name="P9"><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serviceDefinition"</text:span>:<text:span text:style-name="T1"> </text:span>{</text:p>
      <text:p text:style-name="P9"><text:span text:style-name="T1"><text:s text:c="4"/>"id"</text:span>:<text:span text:style-name="T1"> </text:span><text:span text:style-name="T2">0</text:span>,</text:p>
      <text:p text:style-name="P9"><text:span text:style-name="T1"><text:s text:c="4"/>"serviceDefinition"</text:span>:<text:span text:style-name="T1"> "string"</text:span>,</text:p>
      <text:p text:style-name="P9"><text:soft-page-break/><text:span text:style-name="T1"><text:s text:c="4"/>"createdAt"</text:span>:<text:span text:style-name="T1"> "string"</text:span>,</text:p>
      <text:p text:style-name="P9"><text:span text:style-name="T1"><text:s text:c="4"/>"updatedAt"</text:span>:<text:span text:style-name="T1"> "string"</text:span></text:p>
      <text:p text:style-name="P9"><text:span text:style-name="T1"><text:s text:c="2"/></text:span>},</text:p>
      <text:p text:style-name="P9"><text:span text:style-name="T1"><text:s text:c="2"/>"interfaces"</text:span>:<text:span text:style-name="T1"> </text:span>[</text:p>
      <text:p text:style-name="P9"><text:span text:style-name="T1"><text:s text:c="4"/></text:span>{</text:p>
      <text:p text:style-name="P9"><text:span text:style-name="T1"><text:s text:c="6"/>"id"</text:span>:<text:span text:style-name="T1"> </text:span><text:span text:style-name="T2">0</text:span>,</text:p>
      <text:p text:style-name="P9"><text:span text:style-name="T1"><text:s text:c="6"/>"interfaceName"</text:span>:<text:span text:style-name="T1"> "string"</text:span>,</text:p>
      <text:p text:style-name="P9"><text:span text:style-name="T1"><text:s text:c="6"/>"createdAt"</text:span>:<text:span text:style-name="T1"> "string"</text:span>,</text:p>
      <text:p text:style-name="P9"><text:span text:style-name="T1"><text:s text:c="6"/>"updatedAt"</text:span>:<text:span text:style-name="T1"> "string"</text:span></text:p>
      <text:p text:style-name="P9"><text:span text:style-name="T1"><text:s text:c="4"/></text:span>}</text:p>
      <text:p text:style-name="P9"><text:span text:style-name="T1"><text:s text:c="2"/></text:span>],</text:p>
      <text:p text:style-name="P9"><text:span text:style-name="T1"><text:s text:c="2"/>"createdAt"</text:span>:<text:span text:style-name="T1"> "string"</text:span>,</text:p>
      <text:p text:style-name="P9"><text:span text:style-name="T1"><text:s text:c="2"/>"updatedAt"</text:span>:<text:span text:style-name="T1"> "string"</text:span></text:p>
      <text:p text:style-name="P7">}</text:p>
      <text:p text:style-name="Preformatted_20_Text"/>
      <text:p text:style-name="P1"><text:span text:style-name="T4">4.1.2 version</text:span>: GET /authorization/mgmt/intercloud/{id}</text:p>
      <text:p text:style-name="P1">The returned structure did not contain time information, provider and interface restrictions.</text:p>
      <text:p text:style-name="Standard"/>
      <text:p text:style-name="Standard"><text:span text:style-name="T3">Uri</text:span>: /authorization/mgmt/intercloud/{id} </text:p>
      <text:p text:style-name="Standard"><text:span text:style-name="T3">Type</text:span>: DELETE</text:p>
      <text:p text:style-name="Standard"/>
      <text:p text:style-name="P1">Removes the inter-cloud related authorization record specified by the id path parameter.</text:p>
      <text:p text:style-name="P1"/>
      <text:p text:style-name="P1"><text:span text:style-name="T4">4.1.2 version</text:span>: DELETE /authorization/mgmt/intercloud/{id}</text:p>
      <text:p text:style-name="P2">Basically is the same than the new version.</text:p>
      <text:p text:style-name="Standard"><text:span text:style-name="T3">The following services are no longer exist</text:span>:</text:p>
      <text:p text:style-name="Standard"/>
      <text:list xml:id="list7614752753279909839" text:style-name="L4">
        <text:list-item>
          <text:p text:style-name="P16">GET /authorization/mgmt/intracloud/systemId/{systemId}/services</text:p>
        </text:list-item>
        <text:list-item>
          <text:p text:style-name="P16">GET /authorization/mgmt/intracloud/systemId/{systemId}</text:p>
        </text:list-item>
        <text:list-item>
          <text:p text:style-name="P16">GET /authorization/mgmt/intracloud/servicedef/{serviceDefinition}</text:p>
        </text:list-item>
        <text:list-item>
          <text:p text:style-name="P16">PUT /authorization/mgmt/intracloud</text:p>
        </text:list-item>
        <text:list-item>
          <text:p text:style-name="P16">DELETE /authorization/mgmt/intracloud/systemId/{systemId}</text:p>
        </text:list-item>
        <text:list-item>
          <text:p text:style-name="P16">GET /authorization/mgmt/intercloud/operator/{operator}/cloudname/{cloudName}/services</text:p>
        </text:list-item>
        <text:list-item>
          <text:p text:style-name="P16">GET /authorization/mgmt/intercloud/operator/{operator}/cloudname/{cloudName}</text:p>
        </text:list-item>
        <text:list-item>
          <text:p text:style-name="P16">GET /authorization/mgmt/intercloud/servicedef/{serviceDefinition}</text:p>
        </text:list-item>
        <text:list-item>
          <text:p text:style-name="P16">PUT /authorization/mgmt/intercloud</text:p>
        </text:list-item>
        <text:list-item>
          <text:p text:style-name="P16">DELETE /authorization/mgmt/intercloud/operator/{operator}/cloudname/{cloudName}</text:p>
        </text:list-item>
      </text:list>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9-09-18T09:30:36.40</meta:creation-date>
    <meta:generator>OpenOffice/4.1.1$Win32 OpenOffice.org_project/411m6$Build-9775</meta:generator>
    <dc:date>2019-09-18T14:39:19.29</dc:date>
    <dc:creator>A B</dc:creator>
    <meta:editing-duration>PT4H11M55S</meta:editing-duration>
    <meta:editing-cycles>30</meta:editing-cycles>
    <meta:document-statistic meta:table-count="0" meta:image-count="0" meta:object-count="0" meta:page-count="8" meta:paragraph-count="373" meta:word-count="1286" meta:character-count="11454"/>
  </office:meta>
</office:document-meta>
</file>